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 this morning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jdmar3 Today's date: 2017-07-12</text:p>
      <text:h text:style-name="Heading_20_1" text:outline-level="1">What tools have you we worked with so far in this class?</text:h>
      <text:list text:style-name="L2">
        <text:list-item>
          <text:p text:style-name="P2">git</text:p>
        </text:list-item>
        <text:list-item>
          <text:p text:style-name="P2">GitHub</text:p>
        </text:list-item>
        <text:list-item>
          <text:p text:style-name="P2">apt-get</text:p>
        </text:list-item>
        <text:list-item>
          <text:p text:style-name="P2">apt-cache</text:p>
        </text:list-item>
        <text:list-item>
          <text:p text:style-name="P2">other UNIX commands for file manipulation and system info</text:p>
        </text:list-item>
        <text:list-item>
          <text:p text:style-name="P2">jekyll</text:p>
        </text:list-item>
        <text:list-item>
          <text:p text:style-name="P2">gem (ruby)</text:p>
        </text:list-item>
        <text:list-item>
          <text:p text:style-name="P2">wget</text:p>
        </text:list-item>
        <text:list-item>
          <text:p text:style-name="P2">other UNIX commands for working with networks</text:p>
        </text:list-item>
      </text:list>
      <text:h text:style-name="Heading_20_2" text:outline-level="2">Which have you found most potentially useful?</text:h>
      <text:p text:style-name="First_20_paragraph"><text:span text:style-name="T3">git</text:span> is the <text:span text:style-name="T4">best</text:span> thing.</text:p>
      <text:h text:style-name="Heading_20_3" text:outline-level="3">Why?</text:h>
      <text:p text:style-name="First_20_paragraph">It manages my work and helps me not accidentally lose work.</text:p>
      <text:h text:style-name="Heading_20_1" text:outline-level="1">What tools have been the most difficult to learn?</text:h>
      <text:list text:style-name="L3">
        <text:list-item>
          <text:p text:style-name="P3">UNIX commands</text:p>
        </text:list-item>
        <text:list-item>
          <text:p text:style-name="P3">git</text:p>
        </text:list-item>
      </text:list>
      <text:h text:style-name="Heading_20_2" text:outline-level="2">Why have they been particularly difficult to learn and use?</text:h>
      <text:p text:style-name="First_20_paragraph">They are very complex and have lots of possible options. Also it is difficult to remember subcommands and switches.</text:p>
      <text:h text:style-name="Heading_20_1" text:outline-level="1">What tools would you like to learn more about?</text:h>
      <text:list text:style-name="L4">
        <text:list-item>
          <text:p text:style-name="P4">pandoc</text:p>
        </text:list-item>
        <text:list-item>
          <text:p text:style-name="P4"><text:span text:style-name="T5">wget</text:span></text:p>
        </text:list-item>
      </text:list>
      <text:p text:style-name="Horizontal_20_Line"/>
      <text:p text:style-name="First_20_paragraph"><text:span text:style-name="T6">When</text:span><text:span text:style-name="T7"> </text:span><text:span text:style-name="T8">you</text:span><text:span text:style-name="T9"> </text:span><text:span text:style-name="T10">are</text:span><text:span text:style-name="T11"> </text:span><text:span text:style-name="T12">finished</text:span><text:span text:style-name="T13"> </text:span><text:span text:style-name="T14">with</text:span><text:span text:style-name="T15"> </text:span><text:span text:style-name="T16">the</text:span><text:span text:style-name="T17"> </text:span><text:span text:style-name="T18">questions</text:span><text:span text:style-name="T19"> </text:span><text:span text:style-name="T20">in</text:span><text:span text:style-name="T21"> </text:span><text:span text:style-name="T22">file:</text:span></text:p>
      <text:list text:style-name="L5">
        <text:list-item>
          <text:p text:style-name="P5">I want you to change the name of the file to your GitHub username.</text:p>
        </text:list-item>
        <text:list-item>
          <text:p text:style-name="P5">You will then work as a group to convert the file to HTML, DOCX, and ODT formats, per the instructions in class.</text:p>
        </text:list-item>
        <text:list-item>
          <text:p text:style-name="P5">Then I want you to add, commit, and push your changes.</text:p>
        </text:list-item>
        <text:list-item>
          <text:p text:style-name="P5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